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03cm" svg:stroke-color="#000000" draw:marker-start-width="0.244cm" draw:marker-end-width="0.244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818cm" svg:height="0.819cm" svg:x="2.078cm" svg:y="1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.498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988cm" svg:y1="4.5cm" svg:x2="1.998cm" svg:y2="3.98cm">
          <text:p/>
        </draw:line>
        <draw:line draw:style-name="gr3" draw:text-style-name="P1" draw:layer="layout" svg:x1="1.998cm" svg:y1="1.48cm" svg:x2="1.988cm" svg:y2="0.5cm">
          <text:p/>
        </draw:line>
        <draw:custom-shape draw:style-name="gr4" draw:text-style-name="P1" draw:layer="layout" svg:width="0.182cm" svg:height="0.181cm" svg:x="1.896cm" svg:y="0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82cm" svg:height="0.181cm" svg:x="1.897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27cm" svg:height="0.42cm" svg:x="0.59cm" svg:y="4.30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1" draw:layer="layout" svg:x1="2.008cm" svg:y1="2.98cm" svg:x2="1.998cm" svg:y2="2.48cm">
          <text:p/>
        </draw:line>
        <draw:custom-shape draw:style-name="gr6" draw:text-style-name="P1" draw:layer="layout" svg:width="0.363cm" svg:height="1cm" svg:x="1.816cm" svg:y="1.4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738cm" svg:height="0.42cm" svg:x="0.136cm" svg:y="0.3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557cm" svg:height="0.445cm" svg:x="1.136cm" svg:y="1.78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906cm" svg:height="0.389cm" svg:x="0.59cm" svg:y="3.2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497cm" svg:height="0.542cm" svg:x="1.764cm" svg:y="2.96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49cm" svg:height="0.546cm" svg:x="1.772cm" svg:y="3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2" draw:text-style-name="P1" draw:layer="layout" svg:width="1cm" svg:height="1cm" svg:x="4.5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7.035cm" svg:y1="4.5cm" svg:x2="7cm" svg:y2="3cm">
          <text:p/>
        </draw:line>
        <draw:line draw:style-name="gr3" draw:text-style-name="P1" draw:layer="layout" svg:x1="7cm" svg:y1="2cm" svg:x2="7.035cm" svg:y2="0.5cm">
          <text:p/>
        </draw:line>
        <draw:custom-shape draw:style-name="gr4" draw:text-style-name="P1" draw:layer="layout" svg:width="0.182cm" svg:height="0.181cm" svg:x="6.943cm" svg:y="0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82cm" svg:height="0.181cm" svg:x="6.944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27cm" svg:height="0.42cm" svg:x="7.136cm" svg:y="4.2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1" draw:layer="layout" svg:x1="5cm" svg:y1="4.5cm" svg:x2="5cm" svg:y2="3cm">
          <text:p/>
        </draw:line>
        <draw:custom-shape draw:style-name="gr6" draw:text-style-name="P1" draw:layer="layout" svg:width="0.363cm" svg:height="1cm" svg:x="6.818cm" svg:y="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738cm" svg:height="0.42cm" svg:x="7.171cm" svg:y="0.3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0.557cm" svg:height="0.445cm" svg:x="6.17cm" svg:y="2.27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0.765cm" svg:height="0.389cm" svg:x="3.681cm" svg:y="2.3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7" draw:text-style-name="P1" draw:layer="layout" svg:x1="5cm" svg:y1="2.818cm" svg:x2="5cm" svg:y2="2.09cm">
          <text:p/>
        </draw:line>
        <draw:line draw:style-name="gr3" draw:text-style-name="P1" draw:layer="layout" svg:x1="5cm" svg:y1="2cm" svg:x2="5cm" svg:y2="0.5cm">
          <text:p/>
        </draw:line>
        <draw:line draw:style-name="gr3" draw:text-style-name="P1" draw:layer="layout" svg:x1="7cm" svg:y1="4.5cm" svg:x2="5cm" svg:y2="4.5cm">
          <text:p/>
        </draw:line>
        <draw:line draw:style-name="gr3" draw:text-style-name="P1" draw:layer="layout" svg:x1="6.988cm" svg:y1="0.5cm" svg:x2="4.988cm" svg:y2="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0T14:32:46</meta:creation-date>
    <dc:date>2013-05-12T12:42:54</dc:date>
    <meta:editing-duration>P0D</meta:editing-duration>
    <meta:editing-cycles>3</meta:editing-cycles>
    <meta:generator>LibreOffice/3.5$Linux_x86 LibreOffice_project/350m1$Build-2</meta:generator>
    <dc:creator>idf1 </dc:creator>
    <meta:document-statistic meta:object-count="29"/>
  </office:meta>
</office:document-meta>
</file>

<file path=Object 1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i>k</mi>
        </mrow>
        <mo stretchy="false">)</mo>
      </mrow>
    </mrow>
    <annotation encoding="StarMath 5.0">(i,j,k)</annotation>
  </semantics>
</math>
</file>

<file path=Object 10/content.xml><?xml version="1.0" encoding="utf-8"?>
<math xmlns="http://www.w3.org/1998/Math/MathML">
  <semantics>
    <mrow>
      <msub>
        <mi>R</mi>
        <mtext>S</mtext>
      </msub>
    </mrow>
    <annotation encoding="StarMath 5.0">R_"S"</annotation>
  </semantics>
</math>
</file>

<file path=Object 11/content.xml><?xml version="1.0" encoding="utf-8"?>
<math xmlns="http://www.w3.org/1998/Math/MathML">
  <semantics>
    <mrow>
      <mtext>IRZ</mtext>
    </mrow>
    <annotation encoding="StarMath 5.0">"IRZ"</annotation>
  </semantics>
</math>
</file>

<file path=Object 2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row>
            <mi>k</mi>
            <mo stretchy="false">+</mo>
            <mn>1</mn>
          </mrow>
        </mrow>
        <mo stretchy="false">)</mo>
      </mrow>
    </mrow>
    <annotation encoding="StarMath 5.0">(i,j,k+1)</annotation>
  </semantics>
</math>
</file>

<file path=Object 3/content.xml><?xml version="1.0" encoding="utf-8"?>
<math xmlns="http://www.w3.org/1998/Math/MathML">
  <semantics>
    <mrow>
      <msub>
        <mi>R</mi>
        <mtext>S</mtext>
      </msub>
    </mrow>
    <annotation encoding="StarMath 5.0">R_"S"</annotation>
  </semantics>
</math>
</file>

<file path=Object 4/content.xml><?xml version="1.0" encoding="utf-8"?>
<math xmlns="http://www.w3.org/1998/Math/MathML">
  <semantics>
    <mrow>
      <mtext>VRZ</mtext>
    </mrow>
    <annotation encoding="StarMath 5.0">"VRZ"</annotation>
  </semantics>
</math>
</file>

<file path=Object 5/content.xml><?xml version="1.0" encoding="utf-8"?>
<math xmlns="http://www.w3.org/1998/Math/MathML">
  <semantics>
    <mrow>
      <mtext>+</mtext>
    </mrow>
    <annotation encoding="StarMath 5.0">"+"</annotation>
  </semantics>
</math>
</file>

<file path=Object 6/content.xml><?xml version="1.0" encoding="utf-8"?>
<math xmlns="http://www.w3.org/1998/Math/MathML">
  <semantics>
    <mrow>
      <mtext>_</mtext>
    </mrow>
    <annotation encoding="StarMath 5.0">"_"</annotation>
  </semantics>
</math>
</file>

<file path=Object 7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i>k</mi>
        </mrow>
        <mo stretchy="false">)</mo>
      </mrow>
    </mrow>
    <annotation encoding="StarMath 5.0">(i,j,k)</annotation>
  </semantics>
</math>
</file>

<file path=Object 9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row>
            <mi>k</mi>
            <mo stretchy="false">+</mo>
            <mn>1</mn>
          </mrow>
        </mrow>
        <mo stretchy="false">)</mo>
      </mrow>
    </mrow>
    <annotation encoding="StarMath 5.0">(i,j,k+1)</annotation>
  </semantics>
</math>
</file>